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L1">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ponering </text:h>
      <text:p text:style-name="P1">Dessa förändringar fann jag i arbetet. </text:p>
      <text:list xml:id="list2098329066535298252" text:style-name="L1">
        <text:list-item>
          <text:p text:style-name="P2">källhänvisningar och källor</text:p>
        </text:list-item>
        <text:list-item>
          <text:p text:style-name="P2">Strukturen</text:p>
        </text:list-item>
        <text:list-item>
          <text:p text:style-name="P2">För mycket ”döyta”</text:p>
        </text:list-item>
        <text:list-item>
          <text:p text:style-name="P2">”Resultatet inte förankrat i verkligheten”</text:p>
        </text:list-item>
        <text:list-item>
          <text:p text:style-name="P2">Fakturan</text:p>
        </text:list-item>
      </text:list>
      <text:p text:style-name="P1"/>
      <text:p text:style-name="P1">Arbetet var intressant och det gav en många intressanta synvinklar som man inte har sett innan. </text:p>
      <text:p text:style-name="P1">Däremot var det vissa saker som stack ut och som gjorde att man tappade tempot och började att undra. </text:p>
      <text:p text:style-name="P1"/>
      <text:p text:style-name="P1">Under hela texten är det svårt att se var du har funnit stöd för dina argument. Det gäller även dina diagram. Där finns två olika skolor när man arbetar med källhänvisningar. Den ena är Oxford och den andra är Harvard. Det spelar ingen större roll vilken man använder bara man är konsekvent. Det går att hitta mycket information om man söker på källhänvisningar. En del som saknades var att för varje källa som hämtas från internet även kallad elektronisk källa ska det stå datum när det användes. Här finns mer information med : <text:a xlink:type="simple" xlink:href="http://stiernhooksgymnasiet.se/bibliotek/att-skriva-kallforteckning__13952" text:style-name="Internet_20_link" text:visited-style-name="Visited_20_Internet_20_Link">http://stiernhooksgymnasiet.se/bibliotek/att-skriva-kallforteckning__13952</text:a> . Även i texten har du get påståenden som där inte finns belägg för genom att referera till källor. </text:p>
      <text:p text:style-name="P1"/>
      <text:p text:style-name="P1">När man sitter och läser är språket bra och det har inte gett mig större svårigheter. Däremot att rubrikerna är centrerade ger texten liknande utseende. Det kan vara frustrerande att fastna på sådana detaljer i texten. Samt att rubrikerna inte är ”riktiga” rubriker och då menar jag allt från rubrik1 som är huvud rubrik till de andra underrubrikerna. <text:s/>Allt för att </text:p>
      <text:p text:style-name="P1"/>
      <text:p text:style-name="P1">Strukturen saknar viss delar som att där är mycket blank område som för mig verkar det som om författaren har svårt att fylla ut och hjälper till med att skriva mindre texter. Detta gör att texten inte flyter på lika bra. Bättre om du kanske hade kunna ta bort några sidor och ge utrymmet till texten. </text:p>
      <text:p text:style-name="P1"/>
      <text:p text:style-name="P1">När man läste om vilka resultat du anser dig ha funnit väljer du att beskriva den data som verklighetsbaserad. Vad jag menar med det är att man inte kan veta om till exempel x antal person kommer att gå vidare till nästa espresso house. Däremot kan man skriva att utifrån den data som har inhämtats och processats går det att ge en förhoppning att om företaget implementerar det kommer det att ge dessa förändringarna. </text:p>
      <text:p text:style-name="P1"/>
      <text:p text:style-name="P1">Fakturan i slutet gjorde mig enbart förvirrad eftersom den inte ingick i någon textsammanhang i resterande av arbetet. Det hade varit bra om man kunde ha bakat in den mer i texten för att ge den ett större sammanhang. </text:p>
      <text:p text:style-name="P1">Hade även varit intressant om själva designen av applikationen hade kunna vara mer utformat i texten 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Opponent: Jarl Lindquist<text:tab/><text:tab/>Respondent: <text:s/>Marko Bijel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30T08:31:02.11</meta:creation-date>
    <dc:date>2017-08-30T16:09:35.84</dc:date>
    <meta:editing-duration>PT7H38M17S</meta:editing-duration>
    <meta:editing-cycles>38</meta:editing-cycles>
    <meta:generator>OpenOffice/4.1.3$Win32 OpenOffice.org_project/413m1$Build-9783</meta:generator>
    <meta:document-statistic meta:table-count="0" meta:image-count="0" meta:object-count="0" meta:page-count="1" meta:paragraph-count="16" meta:word-count="427" meta:character-count="2531"/>
  </office:meta>
</office:document-meta>
</file>